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3533A53E0BF8CB842F7.png" manifest:media-type="image/png"/>
  <manifest:file-entry manifest:full-path="Pictures/10000201000001B7000003B239DD13C77B5D985D.png" manifest:media-type="image/png"/>
  <manifest:file-entry manifest:full-path="Pictures/1000020100000213000001914F23338E0F20C99E.png" manifest:media-type="image/png"/>
  <manifest:file-entry manifest:full-path="Pictures/10000201000001AF000000C8B9991A76A262A46D.png" manifest:media-type="image/png"/>
  <manifest:file-entry manifest:full-path="Pictures/10000201000002A000000353C027B15555537203.png" manifest:media-type="image/png"/>
  <manifest:file-entry manifest:full-path="Pictures/10000201000001FF000001D79873C35C1CE1545F.png" manifest:media-type="image/png"/>
  <manifest:file-entry manifest:full-path="Pictures/10000201000002E1000002E5FDAF31ECDFD5D2AA.png" manifest:media-type="image/png"/>
  <manifest:file-entry manifest:full-path="Pictures/10000201000001D7000001D76D0037FBBF0892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4898in" svg:height="2.0835in" draw:z-index="0"><draw:image xlink:href="Pictures/10000201000001AF000000C8B9991A76A262A46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.0728in" svg:y="1.4929in" svg:width="6.6929in" svg:height="6.7291in" draw:z-index="1"><draw:image xlink:href="Pictures/10000201000002E1000002E5FDAF31ECDFD5D2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5.3228in" svg:height="4.9063in" draw:z-index="2"><draw:image xlink:href="Pictures/10000201000001FF000001D79873C35C1CE1545F.png" xlink:type="simple" xlink:show="embed" xlink:actuate="onLoad"/></draw:frame><text:soft-page-break/></text:p>
      <text:p text:style-name="Standard"/>
      <text:p text:style-name="Standard"><draw:frame draw:style-name="fr2" draw:name="Image4" text:anchor-type="paragraph" svg:x="0.8209in" svg:y="0.1055in" svg:width="4.9063in" svg:height="4.9063in" draw:z-index="3"><draw:image xlink:href="Pictures/10000201000001D7000001D76D0037FBBF0892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5.5311in" svg:height="4.1772in" draw:z-index="4"><draw:image xlink:href="Pictures/1000020100000213000001914F23338E0F20C99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4.5728in" svg:height="9.8543in" draw:z-index="5"><draw:image xlink:href="Pictures/10000201000001B7000003B239DD13C77B5D985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width="6.6929in" svg:height="8.4756in" draw:z-index="6"><draw:image xlink:href="Pictures/10000201000002A0000003533A53E0BF8CB842F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8" text:anchor-type="paragraph" svg:width="6.6929in" svg:height="8.4756in" draw:z-index="7"><draw:image xlink:href="Pictures/10000201000002A000000353C027B1555553720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6:23:02.552161690</meta:creation-date>
    <dc:date>2018-05-28T16:29:51.335298497</dc:date>
    <meta:editing-duration>PT6M49S</meta:editing-duration>
    <meta:editing-cycles>1</meta:editing-cycles>
    <meta:document-statistic meta:table-count="0" meta:image-count="8" meta:object-count="0" meta:page-count="6" meta:paragraph-count="0" meta:word-count="0" meta:character-count="0" meta:non-whitespace-character-count="0"/>
    <meta:generator>LibreOffice/5.1.6.2$Linux_X86_64 LibreOffice_project/10m0$Build-2</meta:generator>
  </office:meta>
</office:document-meta>
</file>